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cab" officeooo:paragraph-rsid="000cfcab"/>
    </style:style>
    <style:style style:name="P2" style:family="paragraph" style:parent-style-name="Standard" style:list-style-name="L1">
      <style:text-properties officeooo:rsid="000cfcab" officeooo:paragraph-rsid="000cfcab"/>
    </style:style>
    <style:style style:name="P3" style:family="paragraph" style:parent-style-name="Standard" style:list-style-name="L1">
      <style:text-properties officeooo:rsid="000dd5f0" officeooo:paragraph-rsid="000dd5f0"/>
    </style:style>
    <style:style style:name="P4" style:family="paragraph" style:parent-style-name="Standard" style:list-style-name="L1">
      <style:text-properties officeooo:rsid="00101aad" officeooo:paragraph-rsid="00101aad"/>
    </style:style>
    <style:style style:name="P5" style:family="paragraph" style:parent-style-name="Standard" style:list-style-name="L1">
      <style:text-properties officeooo:rsid="00118892" officeooo:paragraph-rsid="00118892"/>
    </style:style>
    <style:style style:name="P6" style:family="paragraph" style:parent-style-name="Standard">
      <style:text-properties officeooo:rsid="00118892" officeooo:paragraph-rsid="00118892"/>
    </style:style>
    <style:style style:name="P7" style:family="paragraph" style:parent-style-name="Standard">
      <style:text-properties officeooo:rsid="00160804" officeooo:paragraph-rsid="00160804"/>
    </style:style>
    <style:style style:name="P8" style:family="paragraph" style:parent-style-name="Standard" style:list-style-name="L1">
      <style:text-properties officeooo:rsid="00188b8e" officeooo:paragraph-rsid="00188b8e"/>
    </style:style>
    <style:style style:name="P9" style:family="paragraph" style:parent-style-name="Standard">
      <style:text-properties officeooo:rsid="001ade20" officeooo:paragraph-rsid="001ade20"/>
    </style:style>
    <style:style style:name="T1" style:family="text">
      <style:text-properties officeooo:rsid="000dd5f0"/>
    </style:style>
    <style:style style:name="T2" style:family="text">
      <style:text-properties officeooo:rsid="00101aad"/>
    </style:style>
    <style:style style:name="T3" style:family="text">
      <style:text-properties fo:font-weight="bold" officeooo:rsid="0012d388" style:font-weight-asian="bold" style:font-weight-complex="bold"/>
    </style:style>
    <style:style style:name="T4" style:family="text">
      <style:text-properties officeooo:rsid="00154d9d"/>
    </style:style>
    <style:style style:name="T5" style:family="text">
      <style:text-properties officeooo:rsid="00174a1a"/>
    </style:style>
    <style:style style:name="T6" style:family="text">
      <style:text-properties officeooo:rsid="001909af"/>
    </style:style>
    <style:style style:name="T7" style:family="text">
      <style:text-properties officeooo:rsid="001ade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seudo-code</text:span> for Checkpointing</text:p>
      <text:p text:style-name="P1"/>
      <text:p text:style-name="P1"/>
      <text:p text:style-name="P1"/>
      <text:list xml:id="list365633654" text:style-name="L1">
        <text:list-item>
          <text:p text:style-name="P2">Create a vector of states that will serve as checkpoints eg. [0, 4, 6,] <text:span text:style-name="T3">Static vec for now</text:span></text:p>
        </text:list-item>
      </text:list>
      <text:p text:style-name="P1"/>
      <text:list xml:id="list145159044469592" text:continue-numbering="true" text:style-name="L1">
        <text:list-item>
          <text:p text:style-name="P2">Run through simulation code ‘computeTrajectory’ for all time steps i</text:p>
          <text:list>
            <text:list-item>
              <text:p text:style-name="P2">After step next step i+1 is computed, only save the state ‘q[i-1]’ if the state is in the checkpoint array</text:p>
              <text:list>
                <text:list-item>
                  <text:p text:style-name="P8">Use ‘q_i_temp’ to store these values one step at a time</text:p>
                </text:list-item>
              </text:list>
            </text:list-item>
            <text:list-item>
              <text:p text:style-name="P2">Save q[i_final]</text:p>
            </text:list-item>
          </text:list>
        </text:list-item>
        <text:list-item>
          <text:p text:style-name="P2">Start with the Adjoint calculation going backward 1 step <text:span text:style-name="T1">from q[i_final</text:span><text:span text:style-name="T2">]</text:span></text:p>
          <text:list>
            <text:list-item>
              <text:p text:style-name="P4">Need q[i] → Load q[i_final]</text:p>
            </text:list-item>
            <text:list-item>
              <text:p text:style-name="P3">Need q[final-1]</text:p>
              <text:list>
                <text:list-item>
                  <text:p text:style-name="P3">Rerun trajectory from most recent saved step eg [6]</text:p>
                </text:list-item>
                <text:list-item>
                  <text:p text:style-name="P3">Save q[final-1]</text:p>
                </text:list-item>
              </text:list>
            </text:list-item>
            <text:list-item>
              <text:p text:style-name="P4">Compute Adjoint contribution</text:p>
            </text:list-item>
          </text:list>
        </text:list-item>
        <text:list-item>
          <text:p text:style-name="P4">Add contribution to total derivative</text:p>
          <text:list>
            <text:list-header>
              <text:p text:style-name="P4"/>
            </text:list-header>
          </text:list>
        </text:list-item>
        <text:list-item>
          <text:p text:style-name="P4">For each <text:span text:style-name="T4">subsequent </text:span>step going backward:</text:p>
          <text:list>
            <text:list-item>
              <text:p text:style-name="P5">Need q[i] → Load the previous saved step q[final-1]</text:p>
            </text:list-item>
            <text:list-item>
              <text:p text:style-name="P5">Need q[i-1]</text:p>
              <text:list>
                <text:list-item>
                  <text:p text:style-name="P5">Rerun trajectory from most recent saved step (compare which step we are at to the next “lowest” checkpoint state number)</text:p>
                </text:list-item>
                <text:list-item>
                  <text:p text:style-name="P5">Save q[i-1]</text:p>
                </text:list-item>
              </text:list>
            </text:list-item>
            <text:list-item>
              <text:p text:style-name="P5">Compute adjoint contribution</text:p>
            </text:list-item>
            <text:list-item>
              <text:p text:style-name="P5">Add contribution to total derivative</text:p>
            </text:list-item>
          </text:list>
        </text:list-item>
      </text:list>
      <text:p text:style-name="P6"/>
      <text:p text:style-name="P6"/>
      <text:p text:style-name="P7">Necessary Capabilities/Code Rewrite:</text:p>
      <text:p text:style-name="P7"/>
      <text:p text:style-name="P7">- ComputeTrajectory must be able to start at any “state” number to account for checkpoints <text:span text:style-name="T5">and end at a given state</text:span></text:p>
      <text:p text:style-name="P7">- <text:span text:style-name="T6">Create a temporary vector q[i-1] so that when values are not stored during a checkpointing operation, they can still be used in computeTrajectory to go forward one step</text:span></text:p>
      <text:p text:style-name="P7"/>
      <text:p text:style-name="P9">def computeTrajectory(self, t, u, start, end)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3:29:31.163180527</meta:creation-date>
    <dc:date>2021-09-21T14:51:58.469539926</dc:date>
    <meta:editing-duration>P3DT1H44M13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24" meta:word-count="226" meta:character-count="1308" meta:non-whitespace-character-count="1125"/>
  </office:meta>
</office:document-meta>
</file>